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imo giro" table:style-name="ta1">
        <table:shapes>
          <draw:frame draw:z-index="0" draw:style-name="gr1" draw:text-style-name="P1" svg:width="159.99mm" svg:height="89.99mm" svg:x="141.19mm" svg:y="8.43mm">
            <draw:object draw:notify-on-update-of-ranges="'Primo giro'.A2:'Primo giro'.A152 'Primo giro'.B2:'Primo giro'.B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4.65mm" svg:y="110.86mm">
            <draw:object draw:notify-on-update-of-ranges="'Primo giro'.D2:'Primo giro'.D217 'Primo giro'.E2:'Primo giro'.E2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iusura valvola</text:p>
          </table:table-cell>
          <table:table-cell table:number-columns-repeated="2"/>
          <table:table-cell office:value-type="string" calcext:value-type="string">
            <text:p>Apertura valvol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23" calcext:value-type="float">
            <text:p>7.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18" calcext:value-type="float">
            <text:p>8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6" calcext:value-type="float">
            <text:p>15.6</text:p>
          </table:table-cell>
          <table:table-cell/>
          <table:table-cell table:formula="of:=[.D15]+30" office:value-type="float" office:value="120" calcext:value-type="float">
            <text:p>12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3" calcext:value-type="float">
            <text:p>16.3</text:p>
          </table:table-cell>
          <table:table-cell/>
          <table:table-cell table:formula="of:=[.D16]+30" office:value-type="float" office:value="150" calcext:value-type="float">
            <text:p>15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8" calcext:value-type="float">
            <text:p>16.8</text:p>
          </table:table-cell>
          <table:table-cell/>
          <table:table-cell table:formula="of:=[.D17]+30" office:value-type="float" office:value="180" calcext:value-type="float">
            <text:p>18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.4" calcext:value-type="float">
            <text:p>17.4</text:p>
          </table:table-cell>
          <table:table-cell/>
          <table:table-cell table:formula="of:=[.D18]+30" office:value-type="float" office:value="210" calcext:value-type="float">
            <text:p>210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D19]+30" office:value-type="float" office:value="240" calcext:value-type="float">
            <text:p>240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formula="of:=[.D20]+30" office:value-type="float" office:value="270" calcext:value-type="float">
            <text:p>270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[.D21]+30" office:value-type="float" office:value="300" calcext:value-type="float">
            <text:p>300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.3" calcext:value-type="float">
            <text:p>19.3</text:p>
          </table:table-cell>
          <table:table-cell/>
          <table:table-cell table:formula="of:=[.D22]+30" office:value-type="float" office:value="330" calcext:value-type="float">
            <text:p>330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table:formula="of:=[.D23]+30" office:value-type="float" office:value="360" calcext:value-type="float">
            <text:p>360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table:formula="of:=[.D24]+30" office:value-type="float" office:value="390" calcext:value-type="float">
            <text:p>39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.8" calcext:value-type="float">
            <text:p>20.8</text:p>
          </table:table-cell>
          <table:table-cell/>
          <table:table-cell table:formula="of:=[.D25]+30" office:value-type="float" office:value="420" calcext:value-type="float">
            <text:p>42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table:formula="of:=[.D26]+30" office:value-type="float" office:value="450" calcext:value-type="float">
            <text:p>450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table:formula="of:=[.D27]+30" office:value-type="float" office:value="480" calcext:value-type="float">
            <text:p>48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[.D28]+30" office:value-type="float" office:value="510" calcext:value-type="float">
            <text:p>510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29]+30" office:value-type="float" office:value="540" calcext:value-type="float">
            <text:p>540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table:formula="of:=[.D30]+30" office:value-type="float" office:value="570" calcext:value-type="float">
            <text:p>570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.6" calcext:value-type="float">
            <text:p>23.6</text:p>
          </table:table-cell>
          <table:table-cell/>
          <table:table-cell table:formula="of:=[.D31]+30" office:value-type="float" office:value="600" calcext:value-type="float">
            <text:p>600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table:formula="of:=[.D32]+30" office:value-type="float" office:value="630" calcext:value-type="float">
            <text:p>630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table:formula="of:=[.D33]+30" office:value-type="float" office:value="660" calcext:value-type="float">
            <text:p>660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.9" calcext:value-type="float">
            <text:p>24.9</text:p>
          </table:table-cell>
          <table:table-cell/>
          <table:table-cell table:formula="of:=[.D34]+30" office:value-type="float" office:value="690" calcext:value-type="float">
            <text:p>690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table:formula="of:=[.D35]+30" office:value-type="float" office:value="720" calcext:value-type="float">
            <text:p>720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table:formula="of:=[.D36]+30" office:value-type="float" office:value="750" calcext:value-type="float">
            <text:p>750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.2" calcext:value-type="float">
            <text:p>26.2</text:p>
          </table:table-cell>
          <table:table-cell/>
          <table:table-cell table:formula="of:=[.D37]+30" office:value-type="float" office:value="780" calcext:value-type="float">
            <text:p>780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table:formula="of:=[.D38]+30" office:value-type="float" office:value="810" calcext:value-type="float">
            <text:p>810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table:formula="of:=[.D39]+30" office:value-type="float" office:value="840" calcext:value-type="float">
            <text:p>840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.6" calcext:value-type="float">
            <text:p>27.6</text:p>
          </table:table-cell>
          <table:table-cell/>
          <table:table-cell table:formula="of:=[.D40]+30" office:value-type="float" office:value="870" calcext:value-type="float">
            <text:p>870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8.9" calcext:value-type="float">
            <text:p>28.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.2" calcext:value-type="float">
            <text:p>30.2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.4" calcext:value-type="float">
            <text:p>31.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.4" calcext:value-type="float">
            <text:p>35.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.7" calcext:value-type="float">
            <text:p>36.7</text:p>
          </table:table-cell>
          <table:table-cell table:number-columns-repeated="3"/>
        </table:table-row>
      </table:table>
      <table:table table:name="Secondo giro" table:style-name="ta1">
        <table:table-column table:style-name="co2" table:default-cell-style-name="Default"/>
        <table:table-row table:style-name="ro1">
          <table:table-cell office:value-type="string" calcext:value-type="string">
            <text:p>Apertura valvola</text:p>
          </table:table-cell>
        </table:table-row>
      </table:table>
      <table:table table:name="Foglio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4:45:32.885791325</meta:creation-date>
    <dc:date>2019-12-05T18:27:32.040450216</dc:date>
    <meta:editing-duration>PT3H11M32S</meta:editing-duration>
    <meta:editing-cycles>6</meta:editing-cycles>
    <meta:generator>LibreOffice/6.2.7.1$Linux_X86_64 LibreOffice_project/20$Build-1</meta:generator>
    <meta:document-statistic meta:table-count="3" meta:cell-count="1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'Primo giro'.A2:'Primo giro'.B152" svg:x="0.32cm" svg:y="0.18cm" svg:width="13.017cm" svg:height="8.64cm">
          <chartooo:coordinate-region svg:x="0.941cm" svg:y="0.379cm" svg:width="12.1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imo giro'.B2:'Primo giro'.B152" chart:class="chart:scatter">
            <chart:domain table:cell-range-address="'Primo giro'.A2:'Primo giro'.A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imo giro'.A2:'Primo giro'.A152</svg:desc>
                </draw:g>
              </table:table-cell>
              <table:table-cell office:value-type="float" office:value="6.82">
                <text:p>6.82</text:p>
                <draw:g>
                  <svg:desc>'Primo giro'.B2:'Primo giro'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'Primo giro'.D2:'Primo giro'.E217" svg:x="0.32cm" svg:y="0.18cm" svg:width="13.017cm" svg:height="8.64cm">
          <chartooo:coordinate-region svg:x="0.941cm" svg:y="0.379cm" svg:width="12.02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imo giro'.E2:'Primo giro'.E217" chart:class="chart:scatter">
            <chart:domain table:cell-range-address="'Primo giro'.D2:'Primo giro'.D217"/>
            <chart:data-point chart:repeated="2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imo giro'.D2:'Primo giro'.D217</svg:desc>
                </draw:g>
              </table:table-cell>
              <table:table-cell office:value-type="float" office:value="67.3">
                <text:p>67.3</text:p>
                <draw:g>
                  <svg:desc>'Primo giro'.E2:'Primo giro'.E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0">
                <text:p>33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0">
                <text:p>39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">
                <text:p>4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0">
                <text:p>450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0">
                <text:p>48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0">
                <text:p>51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0">
                <text:p>540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0">
                <text:p>57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0">
                <text:p>630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0">
                <text:p>690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">
                <text:p>72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0">
                <text:p>78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0">
                <text:p>81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0">
                <text:p>84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0">
                <text:p>87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">
                <text:p>9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